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b5473" officeooo:paragraph-rsid="000b5473"/>
    </style:style>
    <style:style style:name="P2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3" style:family="paragraph" style:parent-style-name="Standard">
      <style:text-properties fo:color="#000000" style:font-name="Droid Sans Mono" fo:font-size="10.5pt" fo:font-weight="normal" officeooo:rsid="001a74be" officeooo:paragraph-rsid="001a74be" fo:background-color="#ffffff"/>
    </style:style>
    <style:style style:name="P4" style:family="paragraph" style:parent-style-name="Standard">
      <style:text-properties fo:color="#000000" style:font-name="Droid Sans Mono" fo:font-size="10.5pt" fo:font-style="italic" fo:font-weight="normal" officeooo:rsid="001a74be" officeooo:paragraph-rsid="001a74be" fo:background-color="#ffffff" style:font-style-asian="italic" style:font-style-complex="italic"/>
    </style:style>
    <style:style style:name="P5" style:family="paragraph" style:parent-style-name="Standard">
      <style:text-properties fo:color="#000000" style:font-name="Droid Sans Mono" fo:font-size="10.5pt" fo:font-style="italic" fo:font-weight="normal" officeooo:rsid="001ce28e" officeooo:paragraph-rsid="001ce28e" fo:background-color="#ffffff" style:font-style-asian="italic" style:font-style-complex="italic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Text_20_body">
      <style:text-properties officeooo:rsid="001a74be" officeooo:paragraph-rsid="001a74be"/>
    </style:style>
    <style:style style:name="P8" style:family="paragraph" style:parent-style-name="Text_20_body">
      <style:text-properties fo:font-style="italic" officeooo:rsid="001a74be" officeooo:paragraph-rsid="001a74be" style:font-style-asian="italic" style:font-style-complex="italic"/>
    </style:style>
    <style:style style:name="P9" style:family="paragraph" style:parent-style-name="Text_20_body" style:list-style-name="L5">
      <style:text-properties fo:font-style="italic" officeooo:rsid="001a74be" officeooo:paragraph-rsid="001a74be" style:font-style-asian="italic" style:font-style-complex="italic"/>
    </style:style>
    <style:style style:name="P10" style:family="paragraph" style:parent-style-name="Text_20_body">
      <style:text-properties fo:font-style="italic" officeooo:rsid="001ce28e" officeooo:paragraph-rsid="001ce28e" style:font-style-asian="italic" style:font-style-complex="italic"/>
    </style:style>
    <style:style style:name="P11" style:family="paragraph" style:parent-style-name="Text_20_body">
      <style:text-properties fo:font-style="italic" officeooo:rsid="001e943f" officeooo:paragraph-rsid="001e943f" style:font-style-asian="italic" style:font-style-complex="italic"/>
    </style:style>
    <style:style style:name="P12" style:family="paragraph" style:parent-style-name="Text_20_body">
      <style:text-properties officeooo:rsid="001fce7f" officeooo:paragraph-rsid="001fce7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ce28e" style:font-style-asian="normal" style:font-style-complex="normal"/>
    </style:style>
    <style:style style:name="T3" style:family="text">
      <style:text-properties fo:font-style="normal" officeooo:rsid="001fce7f" style:font-style-asian="normal" style:font-style-complex="normal"/>
    </style:style>
    <style:style style:name="T4" style:family="text">
      <style:text-properties officeooo:rsid="001a74be"/>
    </style:style>
    <style:style style:name="T5" style:family="text">
      <style:text-properties fo:color="#af00db"/>
    </style:style>
    <style:style style:name="T6" style:family="text">
      <style:text-properties fo:color="#af00db" fo:font-style="normal" style:font-style-asian="normal" style:font-style-complex="normal"/>
    </style:style>
    <style:style style:name="T7" style:family="text">
      <style:text-properties fo:color="#000000" style:font-name="Droid Sans Mono" fo:font-size="10.5pt" fo:font-weight="normal" fo:background-color="#ffffff" loext:char-shading-value="0"/>
    </style:style>
    <style:style style:name="T8" style:family="text">
      <style:text-properties fo:color="#800000"/>
    </style:style>
    <style:style style:name="T9" style:family="text">
      <style:text-properties fo:color="#800000" style:font-name="Droid Sans Mono" fo:font-size="10.5pt" fo:font-weight="normal" fo:background-color="#ffffff" loext:char-shading-value="0"/>
    </style:style>
    <style:style style:name="T10" style:family="text">
      <style:text-properties fo:color="#0000ff"/>
    </style:style>
    <style:style style:name="T11" style:family="text">
      <style:text-properties fo:color="#0000ff" style:font-name="Droid Sans Mono" fo:font-size="10.5pt" fo:font-weight="normal" fo:background-color="#ffffff" loext:char-shading-value="0"/>
    </style:style>
    <style:style style:name="T12" style:family="text">
      <style:text-properties fo:color="#a31515"/>
    </style:style>
    <style:style style:name="T13" style:family="text">
      <style:text-properties fo:color="#a31515" style:font-name="Droid Sans Mono" fo:font-size="10.5pt" fo:font-weight="normal" fo:background-color="#ffffff" loext:char-shading-value="0"/>
    </style:style>
    <style:style style:name="T14" style:family="text">
      <style:text-properties fo:color="#a31515" officeooo:rsid="001a74be"/>
    </style:style>
    <style:style style:name="T15" style:family="text">
      <style:text-properties fo:color="#a31515" fo:font-style="normal" style:font-style-asian="normal" style:font-style-complex="normal"/>
    </style:style>
    <style:style style:name="T16" style:family="text">
      <style:text-properties fo:color="#0451a5"/>
    </style:style>
    <style:style style:name="T17" style:family="text">
      <style:text-properties fo:color="#795e26"/>
    </style:style>
    <style:style style:name="T18" style:family="text">
      <style:text-properties fo:color="#795e26" fo:font-style="normal" style:font-style-asian="normal" style:font-style-complex="normal"/>
    </style:style>
    <style:style style:name="T19" style:family="text">
      <style:text-properties fo:color="#001080"/>
    </style:style>
    <style:style style:name="T20" style:family="text">
      <style:text-properties fo:color="#001080" fo:font-style="normal" style:font-style-asian="normal" style:font-style-complex="normal"/>
    </style:style>
    <style:style style:name="T21" style:family="text">
      <style:text-properties officeooo:rsid="001fce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4">Back</text:span> end dell’applicazione di project management.</text:p>
      <text:p text:style-name="P1"/>
      <text:p text:style-name="P1"/>
      <text:p text:style-name="P1"/>
      <text:p text:style-name="P1"/>
      <text:p text:style-name="P1"/>
      <text:h text:style-name="Heading_20_1" text:outline-level="1">Autenticazione</text:h>
      <text:p text:style-name="P7">L’autenticazione di un utente avviene con la verifica delle credenziali in una tabella locale e l’emissione di JWT che verrà usato nelle chiamate successive.</text:p>
      <text:p text:style-name="P7"/>
      <text:h text:style-name="Heading_20_2" text:outline-level="2">Verifica delle credenziali utente ed emissione del token</text:h>
      <text:p text:style-name="P7">Qualunque client per procurarsi un token valido deve effetuare una chiamata del tipo</text:p>
      <text:p text:style-name="P3"><text:span text:style-name="T5">POST</text:span> http://localhost:8000/login</text:p>
      <text:p text:style-name="P6"><text:span text:style-name="T9">Content-Type</text:span><text:span text:style-name="T11">:</text:span><text:span text:style-name="T7"> </text:span><text:span text:style-name="T13">application/json</text:span></text:p>
      <text:p text:style-name="P2">{</text:p>
      <text:p text:style-name="P2"><text:span text:style-name="T16">"username"</text:span>: <text:span text:style-name="T12">"</text:span><text:span text:style-name="T14">username</text:span><text:span text:style-name="T12">"</text:span>,</text:p>
      <text:p text:style-name="P2"><text:span text:style-name="T16">"password"</text:span>: <text:span text:style-name="T12">"password"</text:span></text:p>
      <text:p text:style-name="P2">}</text:p>
      <text:p text:style-name="P7">La chiamata viene gestita dal modulo</text:p>
      <text:p text:style-name="P8">routers/<text:span text:style-name="T1">UserRoutes.ts</text:span></text:p>
      <text:p text:style-name="P8"><text:span text:style-name="T1">che gestisce il path /login.</text:span></text:p>
      <text:p text:style-name="P8"><text:span text:style-name="T1">La gestione avviene nel modulo</text:span></text:p>
      <text:p text:style-name="P8">controllers<text:span text:style-name="T1">/UserController.ts</text:span></text:p>
      <text:p text:style-name="P8"><text:span text:style-name="T1">Tale modulo provvede:</text:span></text:p>
      <text:list xml:id="list2217134955" text:style-name="L5">
        <text:list-item>
          <text:p text:style-name="P9"><text:span text:style-name="T1">A verificare la bontà delle credenziali</text:span></text:p>
        </text:list-item>
        <text:list-item>
          <text:p text:style-name="P9"><text:span text:style-name="T1">A produrre un JWT, avvanedosi di una funzine del modulo </text:span>controllers/<text:span text:style-name="T1">Jwt.ts</text:span></text:p>
        </text:list-item>
      </text:list>
      <text:p text:style-name="P8"><text:span text:style-name="T1">Si noti che la verifica locale delle credenziali potrebbe essere eventualmente sostituita con altri meccanismi, quali ad esmepio la chiamata ad autenticazioni esterne o servizi di SSO.</text:span></text:p>
      <text:p text:style-name="P8"><text:span text:style-name="T1"/></text:p>
      <text:h text:style-name="Heading_20_2" text:outline-level="2"><text:soft-page-break/>Autenticazione delle chiamate successive.</text:h>
      <text:p text:style-name="P8"><text:span text:style-name="T1">Una volta ottenuto il token il clint dovrà allegarlo in un header (Bearer) per tutte le chiamate seguenti seguendo uno scena di questo tipo</text:span></text:p>
      <text:p text:style-name="P4"><text:span text:style-name="T6">GET</text:span><text:span text:style-name="T1"> http://localhost:8000/users</text:span></text:p>
      <text:p text:style-name="P2"><text:span text:style-name="T8">Content-Type</text:span><text:span text:style-name="T10">:</text:span> <text:span text:style-name="T12">application/json</text:span></text:p>
      <text:p text:style-name="P2"><text:span text:style-name="T8">Authorization</text:span><text:span text:style-name="T10">:</text:span> <text:span text:style-name="T12">Bearer {{token}}</text:span></text:p>
      <text:p text:style-name="P8"><text:span text:style-name="T1"><text:s/></text:span><text:span text:style-name="T2">(La chiamata può essere di qualsiasi tipo ovviamente questo p solo un esmepio)</text:span></text:p>
      <text:p text:style-name="P10"><text:span text:style-name="T1">Nel server, per ogni rotta protetta, viene configurato un pre-processor, mediante una chiamata alla funzione PrvateRoutes, chi viene passata la rotta da proteggere e il router che la gestisce. Queto pre-processor valida semplicemene la presena di un token valido nelll’header “Autorization” della chiamata. Se il tolen non viene trovato produce una risposta adeguata e la geatione della chiamata non prosegue.</text:span></text:p>
      <text:p text:style-name="P10"><text:span text:style-name="T1">Se il token è valido la gestione della chiamata prosegue nel modulo apposito.</text:span></text:p>
      <text:p text:style-name="P5"><text:span text:style-name="T18">PrivateRoutes</text:span><text:span text:style-name="T1">(</text:span><text:span text:style-name="T15">'/deliverables'</text:span><text:span text:style-name="T1">, </text:span><text:span text:style-name="T20">router</text:span><text:span text:style-name="T1">);</text:span></text:p>
      <text:p text:style-name="P2"><text:span text:style-name="T17">deliverableRouter</text:span>(<text:span text:style-name="T12">'/deliverables'</text:span>, <text:span text:style-name="T19">router</text:span>);</text:p>
      <text:p text:style-name="P10"><text:span text:style-name="T1"/></text:p>
      <text:p text:style-name="P11"><text:span text:style-name="T1"/></text:p>
      <text:h text:style-name="Heading_20_3" text:outline-level="3"><text:span text:style-name="T21">/controllers/</text:span><text:span text:style-name="T3">Jwt.ts</text:span></text:h>
      <text:p text:style-name="P12"><text:span text:style-name="T1">Questo modulo contiene le funzioni necessarie per creare e verificare un JWT.</text:span></text:p>
      <text:p text:style-name="P12"><text:span text:style-name="T1"/></text:p>
      <text:p text:style-name="P10"><text:span text:style-name="T3"/></text:p>
      <text:p text:style-name="P8"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3T10:34:08.176719330</meta:creation-date>
    <meta:generator>LibreOffice/6.1.5.2$Linux_X86_64 LibreOffice_project/10$Build-2</meta:generator>
    <dc:date>2021-08-31T17:14:52.712717735</dc:date>
    <meta:editing-duration>P6DT5H22M15S</meta:editing-duration>
    <meta:editing-cycles>20</meta:editing-cycles>
    <meta:print-date>2021-08-05T15:49:07.944736673</meta:print-date>
    <meta:document-statistic meta:table-count="0" meta:image-count="0" meta:object-count="0" meta:page-count="2" meta:paragraph-count="32" meta:word-count="267" meta:character-count="1950" meta:non-whitespace-character-count="1716"/>
  </office:meta>
</office:document-meta>
</file>